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text-properties officeooo:rsid="00012f8b" officeooo:paragraph-rsid="00012f8b"/>
    </style:style>
    <style:style style:name="P5" style:family="paragraph" style:parent-style-name="Standard">
      <style:text-properties style:text-line-through-style="solid" style:text-line-through-type="single" officeooo:rsid="00012f8b" officeooo:paragraph-rsid="00012f8b"/>
    </style:style>
    <style:style style:name="P6" style:family="paragraph" style:parent-style-name="Standard">
      <style:text-properties style:text-line-through-style="solid" style:text-line-through-type="single" officeooo:rsid="0001d763" officeooo:paragraph-rsid="0001d763"/>
    </style:style>
    <style:style style:name="P7" style:family="paragraph" style:parent-style-name="Standard">
      <style:text-properties style:text-line-through-style="solid" style:text-line-through-type="single" officeooo:rsid="00032bb2" officeooo:paragraph-rsid="00032bb2"/>
    </style:style>
    <style:style style:name="P8" style:family="paragraph" style:parent-style-name="Standard">
      <style:text-properties style:text-line-through-style="solid" style:text-line-through-type="single" officeooo:rsid="0003fa9c" officeooo:paragraph-rsid="0003fa9c"/>
    </style:style>
    <style:style style:name="P9" style:family="paragraph" style:parent-style-name="Standard">
      <style:text-properties style:text-line-through-style="none" style:text-line-through-type="none" officeooo:rsid="0003fa9c" officeooo:paragraph-rsid="0003fa9c"/>
    </style:style>
    <style:style style:name="P10" style:family="paragraph" style:parent-style-name="Standard">
      <style:text-properties style:text-line-through-style="none" style:text-line-through-type="none" officeooo:rsid="00091338" officeooo:paragraph-rsid="00091338"/>
    </style:style>
    <style:style style:name="P11" style:family="paragraph" style:parent-style-name="Standard">
      <style:text-properties style:text-line-through-style="none" style:text-line-through-type="none" officeooo:rsid="00091338" officeooo:paragraph-rsid="00091338"/>
    </style:style>
    <style:style style:name="P12" style:family="paragraph" style:parent-style-name="Standard">
      <style:paragraph-properties fo:break-before="page"/>
      <style:text-properties officeooo:paragraph-rsid="000a82e0"/>
    </style:style>
    <style:style style:name="P13" style:family="paragraph" style:parent-style-name="Standard">
      <style:text-properties officeooo:paragraph-rsid="000a82e0"/>
    </style:style>
    <style:style style:name="P14" style:family="paragraph" style:parent-style-name="Standard">
      <style:text-properties officeooo:rsid="000a82e0" officeooo:paragraph-rsid="000a82e0"/>
    </style:style>
    <style:style style:name="T1" style:family="text">
      <style:text-properties fo:color="#569cd6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4fc1ff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4ec9b0" loext:opacity="100%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officeooo:rsid="000a82e0"/>
    </style:style>
    <style:style style:name="T11" style:family="text">
      <style:text-properties officeooo:rsid="000a82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unction</text:span> <text:span text:style-name="T2">getInputValues</text:span> () {</text:p>
      <text:p text:style-name="P1"><text:span text:style-name="T1">const</text:span> <text:span text:style-name="T3">inputTitle</text:span> <text:span text:style-name="T4">=</text:span> <text:span text:style-name="T5">document</text:span>.<text:span text:style-name="T2">getElementById</text:span>(<text:span text:style-name="T6">'title'</text:span>).<text:span text:style-name="T5">value</text:span>;</text:p>
      <text:p text:style-name="P1"><text:span text:style-name="T1">const</text:span> <text:span text:style-name="T3">inputAuthor</text:span> <text:span text:style-name="T4">=</text:span> <text:span text:style-name="T5">document</text:span>.<text:span text:style-name="T2">getElementById</text:span>(<text:span text:style-name="T6">'author'</text:span>).<text:span text:style-name="T5">value</text:span>;</text:p>
      <text:p text:style-name="P1"><text:span text:style-name="T1">const</text:span> <text:span text:style-name="T3">inputPages</text:span> <text:span text:style-name="T4">=</text:span> <text:span text:style-name="T5">document</text:span>.<text:span text:style-name="T2">getElementById</text:span>(<text:span text:style-name="T6">'pages'</text:span>).<text:span text:style-name="T5">value</text:span>;</text:p>
      <text:p text:style-name="P1"><text:span text:style-name="T1">const</text:span> <text:span text:style-name="T3">inputRead</text:span> <text:span text:style-name="T4">=</text:span> <text:span text:style-name="T5">document</text:span>.<text:span text:style-name="T2">querySelector</text:span>(<text:span text:style-name="T6">'input[name="read"]:checked'</text:span>).<text:span text:style-name="T5">value</text:span>;</text:p>
      <text:p text:style-name="P1">}</text:p>
      <text:p text:style-name="P3"/>
      <text:p text:style-name="P1"><text:span text:style-name="T3">inputButton</text:span>.<text:span text:style-name="T2">addEventListener</text:span>(<text:span text:style-name="T6">"click"</text:span>, <text:span text:style-name="T2">addBookToLibrary</text:span>);</text:p>
      <text:p text:style-name="P3"/>
      <text:p text:style-name="P1"><text:span text:style-name="T1">function</text:span> <text:span text:style-name="T2">addBookToLibrary</text:span>() {</text:p>
      <text:p text:style-name="P1"><text:span text:style-name="T2">getInputValues</text:span>();</text:p>
      <text:p text:style-name="P2">// const inputTitle = document.getElementById('title').value;</text:p>
      <text:p text:style-name="P2">// const inputAuthor = document.getElementById('author').value;</text:p>
      <text:p text:style-name="P2">// const inputPages = document.getElementById('pages').value;</text:p>
      <text:p text:style-name="P2">// const inputRead = document.querySelector('input[name="read"]:checked').value;</text:p>
      <text:p text:style-name="P3"/>
      <text:p text:style-name="P1"><text:span text:style-name="T1">const</text:span> <text:span text:style-name="T3">newBook</text:span> <text:span text:style-name="T4">=</text:span> <text:span text:style-name="T1">new</text:span> <text:span text:style-name="T7">Book</text:span>(<text:span text:style-name="T5">inputTitle</text:span>, <text:span text:style-name="T5">inputAuthor</text:span>, <text:span text:style-name="T5">inputPages</text:span>, <text:span text:style-name="T5">inputRead</text:span>);</text:p>
      <text:p text:style-name="P1"><text:span text:style-name="T3">myLibrary</text:span>.<text:span text:style-name="T2">push</text:span>(<text:span text:style-name="T3">newBook</text:span>);</text:p>
      <text:p text:style-name="P1"><text:span text:style-name="T2">displayBooks</text:span>();</text:p>
      <text:p text:style-name="P1">}</text:p>
      <text:p text:style-name="Standard"/>
      <text:p text:style-name="P5">Gives me a inputTitle is not defined error as newBook no longer has the local variable of inputTitle. Have moved the const’s into their own function to save duplication – need to return the variables back to the addBookToLibrary function</text:p>
      <text:p text:style-name="P4"/>
      <text:p text:style-name="P6">Have added a function to reduce code, and now can call to get titles but it’s returning undefined?</text:p>
      <text:p text:style-name="P6"/>
      <text:p text:style-name="P7">Undefined means that a value is not being returned – const in call functions needs to match the return of the lookup function</text:p>
      <text:p text:style-name="P7"/>
      <text:p text:style-name="P9">getting button to track which index number to remove;</text:p>
      <text:p text:style-name="P9"><text:tab/><text:span text:style-name="T8">book now tracks index position</text:span></text:p>
      <text:p text:style-name="P9"><text:tab/><text:span text:style-name="T8">button gets array position added as id</text:span></text:p>
      <text:p text:style-name="P8"><text:span text:style-name="T9"><text:tab/></text:span>parent div needs to know array position so the whole container can be deleted?</text:p>
      <text:p text:style-name="P8"><text:span text:style-name="T9"><text:tab/></text:span>Function deleteBook() then just needs to loop array and match id of what was clicked?</text:p>
      <text:p text:style-name="P8"/>
      <text:p text:style-name="P10">Getting button to change the read status of a book</text:p>
      <text:p text:style-name="P10"><text:tab/>loop through all child elements of the selected div element</text:p>
      <text:p text:style-name="P10"><text:tab/>if the text contains ‘have you read this book? Yes’ change to ‘have you read this book? No</text:p>
      <text:p text:style-name="P10"><text:tab/><text:tab/>else</text:p>
      <text:p text:style-name="P10"><text:tab/><text:tab/>have you read this book? Yes</text:p>
      <text:p text:style-name="P10"/>
      <text:p text:style-name="P10"><text:tab/>do turnary(?) operator so have you read this book? Yes : have you read this book? No</text:p>
      <text:p text:style-name="P10"/>
      <text:p text:style-name="P12"><text:span text:style-name="T10">When adding and deleting multiple entries it throws a ‘</text:span>Index or size is negative or greater than the allowed amount’ <text:span text:style-name="T11">error</text:span></text:p>
      <text:p text:style-name="P13"/>
      <text:p text:style-name="P14">When adding and changing read status of multiple entries, read button will change the wrong entr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4:54:33.143012401</meta:creation-date>
    <dc:date>2025-02-03T20:27:29.736502607</dc:date>
    <meta:editing-duration>PT3H57M29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2" meta:paragraph-count="33" meta:word-count="286" meta:character-count="2051" meta:non-whitespace-character-count="1785"/>
  </office:meta>
</office:document-meta>
</file>